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3" office:value-type="string" calcext:value-type="string">
            <text:p>Color</text:p>
          </table:table-cell>
          <table:table-cell table:style-name="ce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14:13:03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1:28:23.619000000</meta:creation-date>
    <dc:date>2014-03-05T14:13:26.470000000</dc:date>
    <meta:editing-duration>P0D</meta:editing-duration>
    <meta:editing-cycles>2</meta:editing-cycles>
    <meta:generator>LibreOffice/4.2.0.1$Windows_x86 LibreOffice_project/7bf567613a536ded11709b952950c9e8f7181a4a</meta:generator>
    <meta:document-statistic meta:table-count="1" meta:cell-count="0" meta:object-count="0"/>
  </office:meta>
</office:document-meta>
</file>